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TODO : change the Decryption function to only have 1 output, take into account RNN used tanh and not sigmoid.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table:number-columns-repeated="1023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table:number-columns-repeated="1023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table:number-columns-repeated="1023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07T17:03:31.387242157</dc:date>
    <meta:editing-duration>P2DT11H52M6S</meta:editing-duration>
    <meta:editing-cycles>68</meta:editing-cycles>
    <meta:generator>LibreOffice/7.3.7.2$Linux_X86_64 LibreOffice_project/30$Build-2</meta:generator>
    <meta:document-statistic meta:table-count="2" meta:cell-count="97" meta:object-count="0"/>
  </office:meta>
</office:document-meta>
</file>